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fo:language="pl" fo:country="PL" fo:font-weight="bold" officeooo:rsid="001558a7" officeooo:paragraph-rsid="001558a7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DejaVu Sans" fo:font-size="11pt" fo:language="pl" fo:country="PL" fo:font-weight="bold" officeooo:rsid="001558a7" officeooo:paragraph-rsid="001d58f5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DejaVu Sans" fo:font-size="11pt" fo:language="pl" fo:country="PL" fo:font-weight="normal" officeooo:rsid="001558a7" officeooo:paragraph-rsid="001558a7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DejaVu Sans" fo:font-size="11pt" fo:language="pl" fo:country="PL" fo:font-weight="normal" officeooo:rsid="001558a7" officeooo:paragraph-rsid="001d58f5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DejaVu Sans" fo:font-size="11pt" fo:language="pl" fo:country="PL" fo:font-weight="normal" officeooo:rsid="00142033" officeooo:paragraph-rsid="001d58f5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DejaVu Sans" fo:font-size="11pt" fo:language="pl" fo:country="PL" fo:font-style="normal" fo:font-weight="normal" officeooo:rsid="00197808" officeooo:paragraph-rsid="00169b75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DejaVu Sans" fo:font-size="11pt" fo:language="pl" fo:country="PL" fo:font-style="normal" fo:font-weight="normal" officeooo:rsid="001ef243" officeooo:paragraph-rsid="001ef243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DejaVu Sans" fo:font-size="11pt" fo:language="pl" fo:country="PL" fo:font-style="normal" fo:font-weight="bold" officeooo:rsid="00197808" officeooo:paragraph-rsid="00197808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DejaVu Sans" fo:font-size="11pt" fo:language="pl" fo:country="PL" fo:font-style="normal" fo:font-weight="bold" officeooo:rsid="00197808" officeooo:paragraph-rsid="001ef243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DejaVu Sans" fo:font-size="22pt" fo:language="pl" fo:country="PL" fo:font-weight="bold" officeooo:rsid="0014b66d" officeooo:paragraph-rsid="001d58f5" style:font-size-asian="22pt" style:font-weight-asian="bold" style:font-size-complex="22pt" style:font-weight-complex="bold"/>
    </style:style>
    <style:style style:name="P11" style:family="paragraph" style:parent-style-name="Standard">
      <style:text-properties style:font-name="DejaVu Sans" fo:font-size="15pt" fo:language="pl" fo:country="PL" fo:font-weight="bold" officeooo:paragraph-rsid="001d58f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DejaVu Sans" fo:font-size="11pt" fo:language="pl" fo:country="PL" fo:font-weight="bold" officeooo:rsid="00142033" officeooo:paragraph-rsid="001d58f5" style:font-size-asian="9.60000038146973pt" style:font-weight-asian="bold" style:font-size-complex="11pt" style:font-weight-complex="bold"/>
    </style:style>
    <style:style style:name="P13" style:family="paragraph" style:parent-style-name="Standard" style:list-style-name="L1">
      <style:text-properties style:font-name="DejaVu Sans" fo:font-size="11pt" fo:language="pl" fo:country="PL" fo:font-weight="normal" officeooo:rsid="001d58f5" officeooo:paragraph-rsid="001d58f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DejaVu Sans" fo:font-size="11pt" fo:language="pl" fo:country="PL" fo:font-weight="normal" officeooo:rsid="001558a7" officeooo:paragraph-rsid="001558a7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DejaVu Sans" fo:font-size="11pt" fo:language="pl" fo:country="PL" fo:font-weight="normal" officeooo:rsid="0022ba1d" officeooo:paragraph-rsid="0022ba1d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language="pl" fo:country="PL" fo:font-style="normal" fo:font-weight="normal" officeooo:rsid="00204911" officeooo:paragraph-rsid="00204911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3">
      <style:text-properties style:font-name="DejaVu Sans" fo:font-size="11pt" fo:language="pl" fo:country="PL" fo:font-style="normal" fo:font-weight="normal" officeooo:rsid="001b450f" officeooo:paragraph-rsid="001b450f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3">
      <style:text-properties style:font-name="DejaVu Sans" fo:font-size="11pt" fo:language="pl" fo:country="PL" fo:font-style="normal" fo:font-weight="normal" officeooo:rsid="001ef243" officeooo:paragraph-rsid="001ef243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3">
      <style:text-properties style:font-name="DejaVu Sans" fo:font-size="11pt" fo:language="pl" fo:country="PL" fo:font-style="normal" fo:font-weight="normal" officeooo:rsid="0022ba1d" officeooo:paragraph-rsid="0022ba1d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d58f5" style:font-size-asian="9.60000038146973pt" style:font-weight-asian="normal" style:font-size-complex="11pt" style:font-weight-complex="normal"/>
    </style:style>
    <style:style style:name="T3" style:family="text">
      <style:text-properties officeooo:rsid="00169b75"/>
    </style:style>
    <style:style style:name="T4" style:family="text">
      <style:text-properties officeooo:rsid="001d58f5"/>
    </style:style>
    <style:style style:name="T5" style:family="text">
      <style:text-properties officeooo:rsid="001ef243"/>
    </style:style>
    <style:style style:name="T6" style:family="text">
      <style:text-properties officeooo:rsid="0022ba1d"/>
    </style:style>
    <style:style style:name="T7" style:family="text">
      <style:text-properties fo:font-style="italic" officeooo:rsid="0022ba1d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kumentacja</text:p>
      <text:p text:style-name="P11">Program typu klient – serwer: gra w statki - <text:span text:style-name="T4">rozszerzenie</text:span><text:line-break/><text:span text:style-name="T2">Zestaw nr 3, pr</text:span><text:span text:style-name="T1">ojekt nr </text:span><text:span text:style-name="T2">1</text:span><text:span text:style-name="T1">. </text:span></text:p>
      <text:p text:style-name="P5"/>
      <text:p text:style-name="P12">Mateusz Plinta</text:p>
      <text:p text:style-name="P2"/>
      <text:p text:style-name="P2">1. Opis programu</text:p>
      <text:p text:style-name="P3"><text:tab/></text:p>
      <text:p text:style-name="P4"><text:tab/>Program realizuje popularną grę w statki. <text:span text:style-name="T3">Język programowania – Python 3.6.</text:span> <text:span text:style-name="T4">Program jest rozszerzeniem programu gry w statki z zestawu nr 1 projektów. Dodane funkcjonalności:</text:span></text:p>
      <text:list xml:id="list1254466484" text:style-name="L1">
        <text:list-item>
          <text:p text:style-name="P13">uruchamianie serwera usługi w trybie daemona</text:p>
        </text:list-item>
        <text:list-item>
          <text:p text:style-name="P13">obsługę DNS w kliencie i serwerze przy użyciu funkcji getaddrinfo()</text:p>
        </text:list-item>
        <text:list-item>
          <text:p text:style-name="P13">użycie daemona syslog do logowania zdarzeń w serwerze</text:p>
        </text:list-item>
      </text:list>
      <text:p text:style-name="P3"/>
      <text:p text:style-name="P1">2. Działanie</text:p>
      <text:p text:style-name="P3"><text:tab/></text:p>
      <text:p text:style-name="P3"><text:tab/><text:span text:style-name="T4">Wpierw należy uruchomić program serwera z opcjonalnym podaniem numeru portu (domyślny to 9009). Serwer działa jako przeciwnik bot – symuluje gracza po drugiej stronie terminala. Następnie należy uruchomić program klienta, z podaniem numeru portu oraz nazwy hosta (domyślne to 9009 i localhost). Po zainicjalizowaniu pozycji statków gracza, gra przebiega tak jak w poprzedniej wersji projektu. </text:span></text:p>
      <text:p text:style-name="P3"><text:tab/><text:span text:style-name="T6">Serwer działa w trybie daemona. Został on uzupełniony również o daemona syslog, który wypisuje wszystkie wartościowe informacje do pliku </text:span><text:span text:style-name="T7">var/log/local7</text:span><text:span text:style-name="T6">.</text:span></text:p>
      <text:p text:style-name="P15">W celu natychmiastowego zakończenia gry gracz może wcisnąć kombinację klawiszy Ctrl + C.</text:p>
      <text:p text:style-name="P6"/>
      <text:p text:style-name="P9"><text:span text:style-name="T5">3</text:span>. <text:span text:style-name="T5">Pliki projektu</text:span></text:p>
      <text:p text:style-name="P9"><text:tab/></text:p>
      <text:list xml:id="list3824334583" text:style-name="L2">
        <text:list-item>
          <text:p text:style-name="P16">server_daemon.py<text:tab/><text:tab/>- serwer w postaci daemona</text:p>
        </text:list-item>
        <text:list-item>
          <text:p text:style-name="P16">client.py<text:tab/><text:tab/><text:tab/>- program klienta ten sam co w poprzednim projekcie</text:p>
        </text:list-item>
        <text:list-item>
          <text:p text:style-name="P16">battleshipBoard.py<text:tab/><text:tab/>- klasa Board symulująca planszę gry w statki</text:p>
        </text:list-item>
      </text:list>
      <text:p text:style-name="P9"/>
      <text:p text:style-name="P9"/>
      <text:p text:style-name="P8"><text:span text:style-name="T5">4</text:span>. Użyte biblioteki</text:p>
      <text:p text:style-name="P8"/>
      <text:list xml:id="list3677623683" text:style-name="L3">
        <text:list-item>
          <text:p text:style-name="P17">sys</text:p>
        </text:list-item>
        <text:list-item>
          <text:p text:style-name="P17">socket<text:tab/>- <text:span text:style-name="T6">API socketów w Pythonie</text:span></text:p>
        </text:list-item>
        <text:list-item>
          <text:p text:style-name="P17">select<text:tab/><text:tab/>- <text:span text:style-name="T6">do funkcji select</text:span></text:p>
        </text:list-item>
        <text:list-item>
          <text:p text:style-name="P17">PrettyTable <text:tab/>- do czytelnego wyświetlania planszy graczy</text:p>
        </text:list-item>
        <text:list-item>
          <text:p text:style-name="P18">time<text:tab/><text:tab/>- <text:span text:style-name="T6">do usypiania serwera</text:span></text:p>
        </text:list-item>
        <text:list-item>
          <text:p text:style-name="P18">random<text:tab/>- <text:span text:style-name="T6">do losowania położenia statków oraz współrzędnych</text:span></text:p>
        </text:list-item>
        <text:list-item>
          <text:p text:style-name="P18">syslog<text:tab/><text:tab/>- <text:span text:style-name="T6">interface do sysloga Unixowego</text:span></text:p>
        </text:list-item>
        <text:list-item>
          <text:p text:style-name="P19">os<text:tab/><text:tab/>- głównie do funkcji fork()</text:p>
        </text:list-item>
        <text:list-item>
          <text:p text:style-name="P19">signal<text:tab/><text:tab/>- potrzebny do ignorowania sygnału SIGHUP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19:11.078960458</meta:creation-date>
    <dc:date>2018-05-29T16:05:31.350338438</dc:date>
    <meta:editing-duration>PT22M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255" meta:character-count="1663" meta:non-whitespace-character-count="1428"/>
  </office:meta>
</office:document-meta>
</file>